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marker-start="Arrow" draw:textarea-vertical-align="middle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draw:marker-end="Short_20_line_20_Arrow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3.1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8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cm"/>
    </style:style>
    <style:style style:name="gr1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789cm"/>
    </style:style>
    <style:style style:name="gr14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0pt" style:font-size-asian="18pt" style:font-size-complex="18pt"/>
    </style:style>
    <style:style style:name="P9" style:family="paragraph">
      <style:text-properties fo:font-size="14pt" style:font-size-asian="18pt" style:font-size-complex="18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4.318cm" svg:height="2.575cm" svg:x="8.015cm" svg:y="13.866cm">
          <draw:glue-point draw:id="4" svg:x="3.876cm" svg:y="3.043cm"/>
          <draw:glue-point draw:id="5" svg:x="3.582cm" svg:y="-3.456cm"/>
          <draw:glue-point draw:id="6" svg:x="-1.47cm" svg:y="5cm"/>
          <draw:glue-point draw:id="7" svg:x="-3.235cm" svg:y="4cm"/>
          <draw:glue-point draw:id="8" svg:x="-4.652cm" svg:y="2.043cm"/>
          <draw:glue-point draw:id="9" svg:x="-4.117cm" svg:y="3cm"/>
          <draw:glue-point draw:id="10" svg:x="-2.352cm" svg:y="4.5cm"/>
          <draw:glue-point draw:id="11" svg:x="-1.47cm" svg:y="-5cm"/>
          <draw:glue-point draw:id="12" svg:x="-3.235cm" svg:y="-4cm"/>
          <draw:glue-point draw:id="13" svg:x="1.764cm" svg:y="-4.5cm"/>
          <text:p text:style-name="P1"><text:span text:style-name="T1">Controller</text:span></text:p>
          <text:p text:style-name="P1"><text:span text:style-name="T1">With Exercise</text:span></text:p>
          <text:p text:style-name="P1"><text:span text:style-name="T1">Functionality</text:span></text:p>
        </draw:ellipse>
        <draw:ellipse draw:style-name="text" draw:text-style-name="P3" draw:layer="layout" svg:width="1.143cm" svg:height="1.545cm" svg:x="3.062cm" svg:y="21.72cm">
          <text:p/>
        </draw:ellipse>
        <draw:custom-shape draw:style-name="gr2" draw:text-style-name="P4" xml:id="id4" draw:id="id4" draw:layer="layout" svg:width="2.667cm" svg:height="1.03cm" svg:x="1.846cm" svg:y="9.617cm">
          <text:p text:style-name="P4"><text:span text:style-name="T2">3-axis</text:span><text:span text:style-name="T2"><text:line-break/></text:span><text:span text:style-name="T2">Acceler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2.794cm" svg:height="1.018cm" svg:x="1.846cm" svg:y="5.626cm">
          <text:p text:style-name="P4"><text:span text:style-name="T2">Pedal Force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2.794cm" svg:height="1.416cm" svg:x="4.078cm" svg:y="3.566cm">
          <draw:glue-point draw:id="4" svg:x="3.181cm" svg:y="5.003cm"/>
          <draw:glue-point draw:id="5" svg:x="-3.636cm" svg:y="5.003cm"/>
          <text:p text:style-name="P4"><text:span text:style-name="T2">Chain Tension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794cm" svg:height="1.159cm" svg:x="1.846cm" svg:y="13.48cm">
          <text:p text:style-name="P4"><text:span text:style-name="T2">Motor Amps &amp;</text:span><text:span text:style-name="T2"><text:line-break/></text:span><text:span text:style-name="T2">Volts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2.667cm" svg:height="1.015cm" svg:x="1.846cm" svg:y="8.168cm">
          <text:p text:style-name="P4"><text:span text:style-name="T2">Wheel Speed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667cm" svg:height="1.019cm" svg:x="1.846cm" svg:y="6.925cm">
          <text:p text:style-name="P4"><text:span text:style-name="T2">Pedal Speed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4" draw:id="id34" draw:layer="layout" svg:width="1.674cm" svg:height="1.17cm" svg:x="9.337cm" svg:y="21.065cm">
          <draw:glue-point draw:id="4" svg:x="-4.551cm" svg:y="-4.904cm"/>
          <text:p text:style-name="P4"><text:span text:style-name="T2">Gear</text:span><text:span text:style-name="T2"><text:line-break/></text:span><text:span text:style-name="T2">Shi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2.286cm" svg:height="1.287cm" svg:x="7.252cm" svg:y="3.6cm">
          <text:p text:style-name="P4"><text:span text:style-name="T2">Wind Speed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.048cm" svg:height="1.287cm" svg:x="16.905cm" svg:y="15.54cm">
          <text:p text:style-name="P4"><text:span text:style-name="T2">Visual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5" draw:id="id15" draw:layer="layout" svg:width="2.794cm" svg:height="1.325cm" svg:x="17.013cm" svg:y="18.85cm">
          <text:p text:style-name="P4"><text:span text:style-name="T2">Tactile Feedback</text:span><text:span text:style-name="T2"><text:line-break/></text:span><text:span text:style-name="T2">De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032cm" svg:height="1.287cm" svg:x="17.413cm" svg:y="8.974cm">
          <text:p text:style-name="P4"><text:span text:style-name="T2">Thumb</text:span><text:span text:style-name="T2"><text:line-break/></text:span><text:span text:style-name="T2">Throt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667cm" svg:height="2.446cm" svg:x="7.507cm" svg:y="9.746cm">
          <draw:glue-point draw:id="4" svg:x="-4.998cm" svg:y="3.949cm"/>
          <draw:glue-point draw:id="5" svg:x="-5.005cm" svg:y="1.428cm"/>
          <draw:glue-point draw:id="6" svg:x="-5.005cm" svg:y="-1.428cm"/>
          <draw:glue-point draw:id="7" svg:x="-5.005cm" svg:y="-2.857cm"/>
          <draw:glue-point draw:id="8" svg:x="3.419cm" svg:y="-5cm"/>
          <draw:glue-point draw:id="9" svg:x="1.991cm" svg:y="-5cm"/>
          <draw:glue-point draw:id="10" svg:x="-3.247cm" svg:y="-5cm"/>
          <draw:glue-point draw:id="11" svg:x="-1.818cm" svg:y="-5cm"/>
          <draw:glue-point draw:id="12" svg:x="-4.998cm" svg:y="-3.945cm"/>
          <draw:glue-point draw:id="13" svg:x="-4.998cm" svg:y="2.896cm"/>
          <text:p text:style-name="P4"><text:span text:style-name="T2">Vehicle</text:span><text:span text:style-name="T2"><text:line-break/></text:span><text:span text:style-name="T2">Senso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8.84cm" svg:y1="12.192cm" svg:x2="10.174cm" svg:y2="13.866cm" draw:start-shape="id1" draw:start-glue-point="2" draw:end-shape="id2" draw:end-glue-point="0" svg:d="M8840 12192v838h1334v836">
          <text:p/>
        </draw:connector>
        <draw:connector draw:style-name="gr3" draw:text-style-name="P4" draw:layer="layout" draw:line-skew="0.417cm" svg:x1="4.64cm" svg:y1="14.059cm" svg:x2="7.508cm" svg:y2="11.934cm" draw:start-shape="id3" draw:start-glue-point="1" draw:end-shape="id1" draw:end-glue-point="4" svg:d="M4640 14059h1851v-2125h1017">
          <text:p/>
        </draw:connector>
        <draw:connector draw:style-name="gr3" draw:text-style-name="P4" draw:layer="layout" draw:line-skew="-0.789cm" svg:x1="4.513cm" svg:y1="10.132cm" svg:x2="7.507cm" svg:y2="10.969cm" draw:start-shape="id4" draw:start-glue-point="1" draw:end-shape="id1" draw:end-glue-point="3" svg:d="M4513 10132h708v837h2286">
          <text:p/>
        </draw:connector>
        <draw:connector draw:style-name="gr3" draw:text-style-name="P4" draw:layer="layout" draw:line-skew="-0.535cm" svg:x1="4.513cm" svg:y1="8.675cm" svg:x2="7.507cm" svg:y2="10.62cm" draw:start-shape="id5" draw:start-glue-point="1" draw:end-shape="id1" draw:end-glue-point="6" svg:d="M4513 8675h962v1945h2032">
          <text:p/>
        </draw:connector>
        <draw:connector draw:style-name="gr3" draw:text-style-name="P5" draw:layer="layout" draw:line-skew="-0.281cm" svg:x1="4.513cm" svg:y1="7.434cm" svg:x2="7.507cm" svg:y2="10.271cm" draw:start-shape="id6" draw:start-glue-point="1" draw:end-shape="id1" draw:end-glue-point="7" svg:d="M4513 7434h1216v2837h1778">
          <text:p/>
        </draw:connector>
        <draw:connector draw:style-name="gr3" draw:text-style-name="P4" draw:layer="layout" svg:x1="4.64cm" svg:y1="6.135cm" svg:x2="7.508cm" svg:y2="10.005cm" draw:start-shape="id7" draw:start-glue-point="1" draw:end-shape="id1" draw:end-glue-point="12" svg:d="M4640 6135h1434v3870h1434">
          <text:p/>
        </draw:connector>
        <draw:connector draw:style-name="gr3" draw:text-style-name="P4" draw:layer="layout" svg:x1="6.363cm" svg:y1="4.982cm" svg:x2="7.975cm" svg:y2="9.746cm" draw:start-shape="id8" draw:start-glue-point="4" draw:end-shape="id1" draw:end-glue-point="10" svg:d="M6363 4982v2383h1612v2381">
          <text:p/>
        </draw:connector>
        <draw:connector draw:style-name="gr3" draw:text-style-name="P4" draw:layer="layout" svg:x1="8.395cm" svg:y1="4.887cm" svg:x2="8.356cm" svg:y2="9.746cm" draw:start-shape="id9" draw:start-glue-point="2" draw:end-shape="id1" draw:end-glue-point="11" svg:d="M8395 4887v2430h-39v2429">
          <text:p/>
        </draw:connector>
        <draw:connector draw:style-name="gr4" draw:text-style-name="P4" draw:layer="layout" svg:x1="17.413cm" svg:y1="9.617cm" svg:x2="15.045cm" svg:y2="9.85cm" draw:start-shape="id10" draw:start-glue-point="3" draw:end-shape="id11" draw:end-glue-point="4" svg:d="M17413 9617h-1183v233h-1185">
          <text:p/>
        </draw:connector>
        <draw:custom-shape draw:style-name="gr2" draw:text-style-name="P4" xml:id="id14" draw:id="id14" draw:layer="layout" svg:width="2.989cm" svg:height="1.287cm" svg:x="16.964cm" svg:y="17.214cm">
          <text:p text:style-name="P4"><text:span text:style-name="T2">Audible Feedback</text:span><text:span text:style-name="T2"><text:line-break/></text:span><text:span text:style-name="T2">De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1" draw:id="id11" draw:layer="layout" svg:width="2.159cm" svg:height="1.802cm" svg:x="12.887cm" svg:y="9.489cm">
          <draw:glue-point draw:id="4" svg:x="5.002cm" svg:y="-3cm"/>
          <draw:glue-point draw:id="5" svg:x="5.002cm" svg:y="3cm"/>
          <draw:glue-point draw:id="6" svg:x="3.237cm" svg:y="5cm"/>
          <draw:glue-point draw:id="7" svg:x="-3.232cm" svg:y="5cm"/>
          <draw:glue-point draw:id="8" svg:x="5.002cm" svg:y="2.142cm"/>
          <draw:glue-point draw:id="9" svg:x="4.414cm" svg:y="4.285cm"/>
          <draw:glue-point draw:id="10" svg:x="5.002cm" svg:y="-1.428cm"/>
          <draw:glue-point draw:id="11" svg:x="-2.056cm" svg:y="-4.814cm"/>
          <draw:glue-point draw:id="12" svg:x="-4.409cm" svg:y="-4.814cm"/>
          <text:p text:style-name="P4"><text:span text:style-name="T2">User</text:span><text:span text:style-name="T2"><text:line-break/></text:span><text:span text:style-name="T2">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1.905cm" svg:height="1.545cm" svg:x="13.544cm" svg:y="16.264cm">
          <draw:glue-point draw:id="4" svg:x="5.002cm" svg:y="-2.427cm"/>
          <draw:glue-point draw:id="5" svg:x="5.002cm" svg:y="2.572cm"/>
          <draw:glue-point draw:id="6" svg:x="2.645cm" svg:y="-5.006cm"/>
          <text:p text:style-name="P4"><text:span text:style-name="T2">User</text:span><text:span text:style-name="T2"><text:line-break/></text:span><text:span text:style-name="T2">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5.448cm" svg:y1="16.662cm" svg:x2="16.905cm" svg:y2="16.183cm" draw:start-shape="id12" draw:start-glue-point="4" draw:end-shape="id13" svg:d="M15448 16662h729v-479h728">
          <text:p/>
        </draw:connector>
        <draw:connector draw:style-name="gr4" draw:text-style-name="P4" draw:layer="layout" svg:x1="15.449cm" svg:y1="17.036cm" svg:x2="16.964cm" svg:y2="17.857cm" draw:start-shape="id12" draw:start-glue-point="1" draw:end-shape="id14" svg:d="M15449 17036h757v821h758">
          <text:p/>
        </draw:connector>
        <draw:connector draw:style-name="gr4" draw:text-style-name="P4" draw:layer="layout" draw:line-skew="-0.215cm" svg:x1="15.448cm" svg:y1="17.433cm" svg:x2="17.013cm" svg:y2="19.512cm" draw:start-shape="id12" draw:start-glue-point="5" draw:end-shape="id15" svg:d="M15448 17433h568v2079h997">
          <text:p/>
        </draw:connector>
        <draw:connector draw:style-name="gr4" draw:text-style-name="P4" draw:layer="layout" svg:x1="12.333cm" svg:y1="15.153cm" svg:x2="13.544cm" svg:y2="17.036cm" draw:start-shape="id2" draw:start-glue-point="1" draw:end-shape="id12" draw:end-glue-point="3" svg:d="M12333 15153h605v1883h606">
          <text:p/>
        </draw:connector>
        <draw:custom-shape draw:style-name="gr6" draw:text-style-name="P4" xml:id="id17" draw:id="id17" draw:layer="layout" svg:width="3.556cm" svg:height="1.417cm" svg:x="13.73cm" svg:y="20.947cm">
          <draw:glue-point draw:id="4" svg:x="2.5cm" svg:y="5.003cm"/>
          <draw:glue-point draw:id="5" svg:x="-2.142cm" svg:y="5.003cm"/>
          <draw:glue-point draw:id="6" svg:x="-4.642cm" svg:y="-4.996cm"/>
          <text:p text:style-name="P4"><text:span text:style-name="T2">External Applications</text:span><text:span text:style-name="T2"><text:line-break/></text:span><text:span text:style-name="T2">and Data 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2.032cm" svg:height="1.158cm" svg:x="17.159cm" svg:y="10.519cm">
          <text:p text:style-name="P4"><text:span text:style-name="T2">Buttons &amp;</text:span></text:p>
          <text:p text:style-name="P4"><text:span text:style-name="T2">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0.294cm" svg:x1="17.159cm" svg:y1="11.098cm" svg:x2="15.046cm" svg:y2="10.39cm" draw:start-shape="id16" draw:start-glue-point="3" draw:end-shape="id11" draw:end-glue-point="1" svg:d="M17159 11098h-762v-708h-1351">
          <text:p/>
        </draw:connector>
        <draw:connector draw:style-name="gr7" draw:text-style-name="P4" draw:layer="layout" draw:line-skew="-0.318cm" svg:x1="13.73cm" svg:y1="21.655cm" svg:x2="11.847cm" svg:y2="15.936cm" draw:start-shape="id17" draw:start-glue-point="3" draw:end-shape="id2" draw:end-glue-point="4" svg:d="M13730 21655h-1016v-5719h-867">
          <text:p/>
        </draw:connector>
        <draw:custom-shape draw:style-name="gr6" draw:text-style-name="P4" xml:id="id18" draw:id="id18" draw:layer="layout" svg:width="1.397cm" svg:height="0.836cm" svg:x="13.476cm" svg:y="24.36cm">
          <text:p text:style-name="P4"><text:span text:style-name="T2">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1.524cm" svg:height="1.352cm" svg:x="16.016cm" svg:y="24.102cm">
          <text:p text:style-name="P4"><text:span text:style-name="T2">Internet</text:span></text:p>
          <text:p text:style-name="P4"><text:span text:style-name="T2">Clou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4.747cm" svg:y1="22.363cm" svg:x2="14.174cm" svg:y2="24.36cm" draw:start-shape="id17" draw:start-glue-point="5" draw:end-shape="id18" draw:end-glue-point="0" svg:d="M14747 22363v999h-573v998">
          <text:p/>
        </draw:connector>
        <draw:connector draw:style-name="gr7" draw:text-style-name="P4" draw:layer="layout" svg:x1="16.778cm" svg:y1="24.102cm" svg:x2="16.397cm" svg:y2="22.363cm" draw:start-shape="id19" draw:start-glue-point="0" draw:end-shape="id17" draw:end-glue-point="4" svg:d="M16778 24102v-869h-381v-870">
          <text:p/>
        </draw:connector>
        <draw:connector draw:style-name="gr7" draw:text-style-name="P4" draw:layer="layout" svg:x1="14.873cm" svg:y1="24.778cm" svg:x2="16.016cm" svg:y2="24.778cm" draw:start-shape="id18" draw:start-glue-point="1" draw:end-shape="id19" draw:end-glue-point="3" svg:d="M14873 24778h1143">
          <text:p/>
        </draw:connector>
        <draw:connector draw:style-name="gr4" draw:text-style-name="P4" draw:layer="layout" svg:x1="13.966cm" svg:y1="11.291cm" svg:x2="11.72cm" svg:y2="14.264cm" draw:start-shape="id11" draw:start-glue-point="2" draw:end-shape="id2" draw:end-glue-point="5" svg:d="M13966 11291v1288h-2246v1685">
          <text:p/>
        </draw:connector>
        <draw:custom-shape draw:style-name="gr2" draw:text-style-name="P4" xml:id="id30" draw:id="id30" draw:layer="layout" svg:width="1.778cm" svg:height="1.03cm" svg:x="4.205cm" svg:y="21.076cm">
          <draw:glue-point draw:id="4" svg:x="-2.857cm" svg:y="5.004cm"/>
          <draw:glue-point draw:id="5" svg:x="2.142cm" svg:y="5.004cm"/>
          <draw:glue-point draw:id="6" svg:x="-4.285cm" svg:y="-5cm"/>
          <text:p text:style-name="P4"><text:span text:style-name="T2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1" draw:id="id31" draw:layer="layout" svg:width="2.286cm" svg:height="1.288cm" svg:x="7.507cm" svg:y="24.166cm">
          <text:p text:style-name="P4"><text:span text:style-name="T2">Pedal Assist</text:span><text:span text:style-name="T2"><text:line-break/></text:span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2.032cm" svg:height="0.978cm" svg:x="11.134cm" svg:y="6.742cm">
          <draw:glue-point draw:id="4" svg:x="3.125cm" svg:y="5.019cm"/>
          <draw:glue-point draw:id="5" svg:x="0.939cm" svg:y="-5cm"/>
          <draw:glue-point draw:id="6" svg:x="3.439cm" svg:y="-5cm"/>
          <draw:glue-point draw:id="7" svg:x="-3.435cm" svg:y="-5cm"/>
          <draw:glue-point draw:id="8" svg:x="-1.56cm" svg:y="-5cm"/>
          <draw:glue-point draw:id="9" svg:x="5.009cm" svg:y="-3.682cm"/>
          <draw:glue-point draw:id="10" svg:x="5.009cm" svg:y="2.904cm"/>
          <draw:glue-point draw:id="11" svg:x="-5.004cm" svg:y="-2.904cm"/>
          <text:p text:style-name="P4"><text:span text:style-name="T2">Biologic</text:span><text:span text:style-name="T2"><text:line-break/></text:span><text:span text:style-name="T2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2.15cm" svg:y1="7.72cm" svg:x2="10.935cm" svg:y2="13.995cm" draw:start-shape="id20" draw:start-glue-point="2" draw:end-shape="id2" draw:end-glue-point="13" svg:d="M12150 7720v3074h-1215v3201">
          <text:p/>
        </draw:connector>
        <draw:custom-shape draw:style-name="gr2" draw:text-style-name="P4" xml:id="id21" draw:id="id21" draw:layer="layout" svg:width="2.413cm" svg:height="1.288cm" svg:x="10.514cm" svg:y="3.511cm">
          <draw:glue-point draw:id="4" svg:x="-2.722cm" svg:y="5.015cm"/>
          <text:p text:style-name="P4"><text:span text:style-name="T2">Heart Monitor/</text:span><text:span text:style-name="T2"><text:line-break/></text:span><text:span text:style-name="T2">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2" draw:id="id22" draw:layer="layout" svg:width="1.669cm" svg:height="1.288cm" svg:x="13.181cm" svg:y="3.49cm">
          <text:p text:style-name="P4"><text:span text:style-name="T2">Blood</text:span><text:span text:style-name="T2"><text:line-break/></text:span><text:span text:style-name="T2">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1.905cm" svg:height="1.288cm" svg:x="15.213cm" svg:y="3.494cm">
          <text:p text:style-name="P4"><text:span text:style-name="T2">Respiration</text:span><text:span text:style-name="T2"><text:line-break/></text:span><text:span text:style-name="T2">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4" draw:id="id24" draw:layer="layout" svg:width="2.304cm" svg:height="1.287cm" svg:x="17.354cm" svg:y="3.476cm">
          <text:p text:style-name="P4"><text:span text:style-name="T2">Blood Oxygen</text:span><text:span text:style-name="T2"><text:line-break/></text:span><text:span text:style-name="T2">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1.064cm" svg:y1="4.799cm" svg:x2="11.453cm" svg:y2="6.742cm" draw:start-shape="id21" draw:start-glue-point="4" draw:end-shape="id20" draw:end-glue-point="7" svg:d="M11064 4799v972h389v971">
          <text:p/>
        </draw:connector>
        <draw:connector draw:style-name="gr4" draw:text-style-name="P4" draw:layer="layout" draw:line-skew="-0.418cm" svg:x1="14.015cm" svg:y1="4.778cm" svg:x2="11.834cm" svg:y2="6.742cm" draw:start-shape="id22" draw:start-glue-point="2" draw:end-shape="id20" draw:end-glue-point="8" svg:d="M14015 4778v565h-2181v1399">
          <text:p/>
        </draw:connector>
        <draw:connector draw:style-name="gr4" draw:text-style-name="P4" draw:layer="layout" svg:x1="16.165cm" svg:y1="4.782cm" svg:x2="12.34cm" svg:y2="6.742cm" draw:start-shape="id23" draw:start-glue-point="2" draw:end-shape="id20" draw:end-glue-point="5" svg:d="M16165 4782v981h-3825v979">
          <text:p/>
        </draw:connector>
        <draw:connector draw:style-name="gr4" draw:text-style-name="P4" draw:layer="layout" draw:line-skew="0.352cm" svg:x1="18.506cm" svg:y1="4.763cm" svg:x2="12.848cm" svg:y2="6.742cm" draw:start-shape="id24" draw:start-glue-point="2" draw:end-shape="id20" draw:end-glue-point="6" svg:d="M18506 4763v1342h-5658v637">
          <text:p/>
        </draw:connector>
        <draw:custom-shape draw:style-name="gr2" draw:text-style-name="P4" xml:id="id25" draw:id="id25" draw:layer="layout" svg:width="2.159cm" svg:height="1.024cm" svg:x="17.192cm" svg:y="11.941cm">
          <text:p text:style-name="P4"><text:span text:style-name="T2">Tac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-0.103cm" svg:x1="17.192cm" svg:y1="12.453cm" svg:x2="15.045cm" svg:y2="10.775cm" draw:start-shape="id25" draw:start-glue-point="3" draw:end-shape="id11" draw:end-glue-point="8" svg:d="M17192 12453h-1176v-1678h-971">
          <text:p/>
        </draw:connector>
        <draw:custom-shape draw:style-name="gr2" draw:text-style-name="P4" xml:id="id26" draw:id="id26" draw:layer="layout" svg:width="2.032cm" svg:height="1.03cm" svg:x="17.379cm" svg:y="6.278cm">
          <text:p text:style-name="P4"><text:span text:style-name="T2">Blood Sugar</text:span><text:span text:style-name="T2"><text:line-break/></text:span><text:span text:style-name="T2">Lev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7" draw:id="id27" draw:layer="layout" svg:width="2.032cm" svg:height="1.159cm" svg:x="17.413cm" svg:y="7.557cm">
          <text:p text:style-name="P4"><text:span text:style-name="T2">Brain Wa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7.379cm" svg:y1="6.793cm" svg:x2="13.166cm" svg:y2="6.871cm" draw:start-shape="id26" draw:start-glue-point="3" draw:end-shape="id20" draw:end-glue-point="9" svg:d="M17379 6793h-2106v78h-2107">
          <text:p/>
        </draw:connector>
        <draw:connector draw:style-name="gr4" draw:text-style-name="P4" draw:layer="layout" svg:x1="17.413cm" svg:y1="8.136cm" svg:x2="13.166cm" svg:y2="7.515cm" draw:start-shape="id27" draw:start-glue-point="3" draw:end-shape="id20" draw:end-glue-point="10" svg:d="M17413 8136h-2123v-621h-2124">
          <text:p/>
        </draw:connector>
        <draw:custom-shape draw:style-name="gr2" draw:text-style-name="P4" xml:id="id28" draw:id="id28" draw:layer="layout" svg:width="1.778cm" svg:height="1.03cm" svg:x="6.237cm" svg:y="21.051cm">
          <draw:glue-point draw:id="4" svg:x="-2.142cm" svg:y="5.019cm"/>
          <draw:glue-point draw:id="5" svg:x="2.142cm" svg:y="5.019cm"/>
          <text:p text:style-name="P4"><text:span text:style-name="T3">Motor</text:span></text:p>
          <text:p text:style-name="P4"><text:span text:style-name="T3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6.746cm" svg:y1="22.081cm" svg:x2="6.363cm" svg:y2="24.167cm" draw:start-shape="id28" draw:start-glue-point="4" draw:end-shape="id29" draw:end-glue-point="4" svg:d="M6746 22081v1043h-383v1043">
          <text:p/>
        </draw:connector>
        <draw:connector draw:style-name="gr7" draw:text-style-name="P4" draw:layer="layout" svg:x1="5.474cm" svg:y1="22.106cm" svg:x2="5.476cm" svg:y2="24.167cm" draw:start-shape="id30" draw:start-glue-point="5" draw:end-shape="id29" draw:end-glue-point="5" svg:d="M5474 22106v1030h2v1031">
          <text:p/>
        </draw:connector>
        <draw:custom-shape draw:style-name="gr2" draw:text-style-name="P4" xml:id="id29" draw:id="id29" draw:layer="layout" svg:width="1.905cm" svg:height="1.159cm" svg:x="4.967cm" svg:y="24.166cm">
          <draw:glue-point draw:id="4" svg:x="2.335cm" svg:y="-4.995cm"/>
          <draw:glue-point draw:id="5" svg:x="-2.33cm" svg:y="-4.995cm"/>
          <text:p text:style-name="P4"><text:span text:style-name="T2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7.506cm" svg:y1="22.081cm" svg:x2="8.65cm" svg:y2="24.166cm" draw:start-shape="id28" draw:start-glue-point="5" draw:end-shape="id31" svg:d="M7506 22081v1043h1144v1042">
          <text:p/>
        </draw:connector>
        <draw:connector draw:style-name="gr7" draw:text-style-name="P4" draw:layer="layout" svg:x1="7.126cm" svg:y1="21.051cm" svg:x2="9.54cm" svg:y2="16.44cm" draw:start-shape="id28" draw:start-glue-point="0" draw:end-shape="id2" draw:end-glue-point="6" svg:d="M7126 21051v-2305h2414v-2306">
          <text:p/>
        </draw:connector>
        <draw:connector draw:style-name="gr7" draw:text-style-name="P4" draw:layer="layout" svg:x1="5.094cm" svg:y1="21.076cm" svg:x2="8.778cm" svg:y2="16.183cm" draw:start-shape="id30" draw:start-glue-point="0" draw:end-shape="id2" draw:end-glue-point="7" svg:d="M5094 21076v-2317h3684v-2576">
          <text:p/>
        </draw:connector>
        <draw:custom-shape draw:style-name="gr2" draw:text-style-name="P4" xml:id="id42" draw:id="id42" draw:layer="layout" svg:width="1.778cm" svg:height="1.03cm" svg:x="6.237cm" svg:y="21.052cm">
          <draw:glue-point draw:id="4" svg:x="-2.142cm" svg:y="5.019cm"/>
          <draw:glue-point draw:id="5" svg:x="2.142cm" svg:y="5.019cm"/>
          <draw:glue-point draw:id="6" svg:x="-3.571cm" svg:y="-4.763cm"/>
          <text:p text:style-name="P4"><text:span text:style-name="T3">Motor</text:span></text:p>
          <text:p text:style-name="P4"><text:span text:style-name="T3">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2" draw:id="id32" draw:layer="layout" svg:width="1.651cm" svg:height="1.159cm" svg:x="2.237cm" svg:y="21.076cm">
          <draw:glue-point draw:id="4" svg:x="-3.846cm" svg:y="-4.995cm"/>
          <text:p text:style-name="P4"><text:span text:style-name="T2">Retarder</text:span><text:span text:style-name="T2"><text:line-break/></text:span><text:span text:style-name="T2">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3" draw:id="id33" draw:layer="layout" svg:width="1.651cm" svg:height="1.03cm" svg:x="2.237cm" svg:y="23.909cm">
          <text:p text:style-name="P4"><text:span text:style-name="T2">Retarding</text:span><text:span text:style-name="T2"><text:line-break/></text:span><text:span text:style-name="T2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3.062cm" svg:y1="22.235cm" svg:x2="3.062cm" svg:y2="23.909cm" draw:start-shape="id32" draw:start-glue-point="2" draw:end-shape="id33" draw:end-glue-point="0" svg:d="M3062 22235v1674">
          <text:p/>
        </draw:connector>
        <draw:connector draw:style-name="gr7" draw:text-style-name="P4" draw:layer="layout" svg:x1="3.062cm" svg:y1="21.076cm" svg:x2="8.397cm" svg:y2="15.925cm" draw:start-shape="id32" draw:start-glue-point="0" draw:end-shape="id2" draw:end-glue-point="9" svg:d="M3062 21076v-5151h5335">
          <text:p/>
        </draw:connector>
        <draw:connector draw:style-name="gr7" draw:text-style-name="P4" draw:layer="layout" svg:x1="10.174cm" svg:y1="16.441cm" svg:x2="10.174cm" svg:y2="21.065cm" draw:start-shape="id2" draw:start-glue-point="2" draw:end-shape="id34" draw:end-glue-point="0" svg:d="M10174 16441v4624">
          <text:p/>
        </draw:connector>
        <draw:connector draw:style-name="gr7" draw:text-style-name="P4" draw:layer="layout" svg:x1="3.888cm" svg:y1="24.424cm" svg:x2="4.587cm" svg:y2="22.106cm" draw:start-shape="id33" draw:start-glue-point="1" draw:end-shape="id30" draw:end-glue-point="4" svg:d="M3888 24424h699v-2318">
          <text:p/>
        </draw:connector>
        <draw:custom-shape draw:style-name="gr2" draw:text-style-name="P4" xml:id="id35" draw:id="id35" draw:layer="layout" svg:width="2.032cm" svg:height="1.159cm" svg:x="17.286cm" svg:y="13.222cm">
          <text:p text:style-name="P4"><text:span text:style-name="T2">User Voice</text:span><text:span text:style-name="T2"><text:line-break/></text:span><text:span text:style-name="T2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531cm" svg:x1="17.286cm" svg:y1="13.801cm" svg:x2="14.918cm" svg:y2="11.162cm" draw:start-shape="id35" draw:start-glue-point="3" draw:end-shape="id11" draw:end-glue-point="9" svg:d="M17286 13801h-1651v-2639h-717">
          <text:p/>
        </draw:connector>
        <draw:frame draw:style-name="gr9" draw:text-style-name="P6" draw:layer="layout" svg:width="3.605cm" svg:height="1.195cm" svg:x="9.49cm" svg:y="25.79cm">
          <draw:text-box>
            <text:p><text:span text:style-name="T4">Figure 1</text:span></text:p>
          </draw:text-box>
        </draw:frame>
        <draw:frame draw:style-name="gr10" draw:text-style-name="P7" xml:id="id36" draw:id="id36" draw:layer="layout" svg:width="1.328cm" svg:height="0.817cm" svg:x="7.634cm" svg:y="12.965cm">
          <draw:text-box>
            <text:p><text:span text:style-name="T5">101</text:span></text:p>
          </draw:text-box>
          <draw:glue-point draw:id="4" svg:x="1.174cm" svg:y="2.933cm"/>
        </draw:frame>
        <draw:frame draw:style-name="gr11" draw:text-style-name="P8" xml:id="id38" draw:id="id38" draw:layer="layout" svg:width="1.328cm" svg:height="0.817cm" svg:x="8.973cm" svg:y="8.33cm">
          <draw:text-box>
            <text:p><text:span text:style-name="T5">102</text:span></text:p>
          </draw:text-box>
          <draw:glue-point draw:id="4" svg:x="-1.174cm" svg:y="3.42cm"/>
        </draw:frame>
        <draw:frame draw:style-name="gr10" draw:text-style-name="P7" xml:id="id37" draw:id="id37" draw:layer="layout" svg:width="1.328cm" svg:height="0.817cm" svg:x="12.91cm" svg:y="8.201cm">
          <draw:text-box>
            <text:p><text:span text:style-name="T5">103</text:span></text:p>
          </draw:text-box>
          <draw:glue-point draw:id="4" svg:x="-0.218cm" svg:y="2.933cm"/>
        </draw:frame>
        <draw:connector draw:style-name="gr12" draw:text-style-name="P4" draw:layer="layout" draw:type="line" svg:x1="8.453cm" svg:y1="13.612cm" svg:x2="8.778cm" svg:y2="14.123cm" draw:start-shape="id36" draw:start-glue-point="4" draw:end-shape="id2" draw:end-glue-point="12" svg:d="M8453 13612l325 511">
          <text:p/>
        </draw:connector>
        <draw:connector draw:style-name="gr12" draw:text-style-name="P4" draw:layer="layout" draw:type="line" svg:x1="13.546cm" svg:y1="8.848cm" svg:x2="13.523cm" svg:y2="9.523cm" draw:start-shape="id37" draw:start-glue-point="4" draw:end-shape="id11" draw:end-glue-point="11" svg:d="M13546 8848l-23 675">
          <text:p/>
        </draw:connector>
        <draw:connector draw:style-name="gr12" draw:text-style-name="P4" draw:layer="layout" draw:type="line" svg:x1="9.482cm" svg:y1="9.017cm" svg:x2="9.37cm" svg:y2="9.746cm" draw:start-shape="id38" draw:start-glue-point="4" draw:end-shape="id1" draw:end-glue-point="9" svg:d="M9482 9017l-112 729">
          <text:p/>
        </draw:connector>
        <draw:frame draw:style-name="gr10" draw:text-style-name="P7" xml:id="id46" draw:id="id46" draw:layer="layout" svg:width="1.328cm" svg:height="0.817cm" svg:x="9.412cm" svg:y="5.755cm">
          <draw:text-box>
            <text:p><text:span text:style-name="T5">104</text:span></text:p>
          </draw:text-box>
          <draw:glue-point draw:id="4" svg:x="3.606cm" svg:y="1.835cm"/>
        </draw:frame>
        <draw:frame draw:style-name="gr10" draw:text-style-name="P7" xml:id="id45" draw:id="id45" draw:layer="layout" svg:width="1.328cm" svg:height="0.817cm" svg:x="14.561cm" svg:y="15.025cm">
          <draw:text-box>
            <text:p><text:span text:style-name="T5">105</text:span></text:p>
          </draw:text-box>
          <draw:glue-point draw:id="4" svg:x="-0.737cm" svg:y="2.933cm"/>
        </draw:frame>
        <draw:frame draw:style-name="gr10" draw:text-style-name="P9" xml:id="id39" draw:id="id39" draw:layer="layout" svg:width="1.328cm" svg:height="0.817cm" svg:x="1.226cm" svg:y="19.878cm">
          <draw:text-box>
            <text:p><text:span text:style-name="T6">106</text:span></text:p>
          </draw:text-box>
          <draw:glue-point draw:id="4" svg:x="1.174cm" svg:y="3.42cm"/>
        </draw:frame>
        <draw:frame draw:style-name="gr10" draw:text-style-name="P9" xml:id="id40" draw:id="id40" draw:layer="layout" svg:width="1.328cm" svg:height="0.817cm" svg:x="3.443cm" svg:y="19.878cm">
          <draw:text-box>
            <text:p><text:span text:style-name="T6">107</text:span></text:p>
          </draw:text-box>
          <draw:glue-point draw:id="4" svg:x="1.694cm" svg:y="1.835cm"/>
          <draw:glue-point draw:id="5" svg:x="0.737cm" svg:y="3.42cm"/>
        </draw:frame>
        <draw:frame draw:style-name="gr10" draw:text-style-name="P9" xml:id="id41" draw:id="id41" draw:layer="layout" svg:width="1.328cm" svg:height="0.817cm" svg:x="5.544cm" svg:y="19.878cm">
          <draw:text-box>
            <text:p><text:span text:style-name="T6">108</text:span></text:p>
          </draw:text-box>
          <draw:glue-point draw:id="4" svg:x="1.174cm" svg:y="5.006cm"/>
          <draw:glue-point draw:id="5" svg:x="2.131cm" svg:y="1.835cm"/>
          <draw:glue-point draw:id="6" svg:x="1.174cm" svg:y="3.42cm"/>
        </draw:frame>
        <draw:frame draw:style-name="gr10" draw:text-style-name="P9" xml:id="id43" draw:id="id43" draw:layer="layout" svg:width="1.328cm" svg:height="0.817cm" svg:x="8.338cm" svg:y="19.917cm">
          <draw:text-box>
            <text:p><text:span text:style-name="T6">109</text:span></text:p>
          </draw:text-box>
          <draw:glue-point draw:id="4" svg:x="1.174cm" svg:y="2.933cm"/>
        </draw:frame>
        <draw:frame draw:style-name="gr13" draw:text-style-name="P9" xml:id="id44" draw:id="id44" draw:layer="layout" svg:width="1.289cm" svg:height="0.817cm" svg:x="12.714cm" svg:y="19.789cm">
          <draw:text-box>
            <text:p><text:span text:style-name="T6">110</text:span></text:p>
          </draw:text-box>
          <draw:glue-point draw:id="4" svg:x="0.915cm" svg:y="2.933cm"/>
        </draw:frame>
        <draw:connector draw:style-name="gr12" draw:text-style-name="P4" draw:layer="layout" draw:type="line" svg:x1="2.045cm" svg:y1="20.565cm" svg:x2="2.428cm" svg:y2="21.077cm" draw:start-shape="id39" draw:start-glue-point="4" draw:end-shape="id32" draw:end-glue-point="4" svg:d="M2045 20565l383 512">
          <text:p/>
        </draw:connector>
        <draw:connector draw:style-name="gr12" draw:text-style-name="P4" draw:layer="layout" draw:type="line" svg:x1="4.204cm" svg:y1="20.565cm" svg:x2="4.333cm" svg:y2="21.076cm" draw:start-shape="id40" draw:start-glue-point="5" draw:end-shape="id30" draw:end-glue-point="6" svg:d="M4204 20565l129 511">
          <text:p/>
        </draw:connector>
        <draw:connector draw:style-name="gr12" draw:text-style-name="P4" draw:layer="layout" draw:type="line" svg:x1="6.363cm" svg:y1="20.565cm" svg:x2="6.492cm" svg:y2="21.077cm" draw:start-shape="id41" draw:start-glue-point="6" draw:end-shape="id42" draw:end-glue-point="6" svg:d="M6363 20565l129 512">
          <text:p/>
        </draw:connector>
        <draw:connector draw:style-name="gr12" draw:text-style-name="P4" draw:layer="layout" draw:type="line" svg:x1="9.157cm" svg:y1="20.564cm" svg:x2="9.413cm" svg:y2="21.077cm" draw:start-shape="id43" draw:start-glue-point="4" draw:end-shape="id34" draw:end-glue-point="4" svg:d="M9157 20564l256 513">
          <text:p/>
        </draw:connector>
        <draw:connector draw:style-name="gr12" draw:text-style-name="P4" draw:layer="layout" draw:type="line" svg:x1="13.475cm" svg:y1="20.436cm" svg:x2="13.858cm" svg:y2="20.948cm" draw:start-shape="id44" draw:start-glue-point="4" draw:end-shape="id17" draw:end-glue-point="6" svg:d="M13475 20436l383 512">
          <text:p/>
        </draw:connector>
        <draw:connector draw:style-name="gr12" draw:text-style-name="P4" draw:layer="layout" draw:type="line" svg:x1="15.128cm" svg:y1="15.672cm" svg:x2="14.999cm" svg:y2="16.264cm" draw:start-shape="id45" draw:start-glue-point="4" draw:end-shape="id12" draw:end-glue-point="6" svg:d="M15128 15672l-129 592">
          <text:p/>
        </draw:connector>
        <draw:connector draw:style-name="gr12" draw:text-style-name="P4" draw:layer="layout" draw:type="line" svg:x1="10.554cm" svg:y1="6.312cm" svg:x2="11.134cm" svg:y2="6.947cm" draw:start-shape="id46" draw:start-glue-point="4" draw:end-shape="id20" draw:end-glue-point="11" svg:d="M10554 6312l580 635">
          <text:p/>
        </draw:connector>
        <draw:custom-shape draw:style-name="gr2" draw:text-style-name="P4" xml:id="id47" draw:id="id47" draw:layer="layout" svg:width="2.667cm" svg:height="1.03cm" svg:x="1.846cm" svg:y="11.009cm">
          <text:p text:style-name="P4"><text:span text:style-name="T2">3-axis</text:span><text:span text:style-name="T2"><text:line-break/></text:span><text:span text:style-name="T2">Gyrosco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8" draw:id="id48" draw:layer="layout" svg:width="2.667cm" svg:height="0.773cm" svg:x="1.846cm" svg:y="12.321cm">
          <text:p text:style-name="P4"><text:span text:style-name="T2">Tilt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4.513cm" svg:y1="11.524cm" svg:x2="7.507cm" svg:y2="11.318cm" draw:start-shape="id47" draw:start-glue-point="1" draw:end-shape="id1" draw:end-glue-point="5" svg:d="M4513 11524h1497v-206h1497">
          <text:p/>
        </draw:connector>
        <draw:connector draw:style-name="gr14" draw:text-style-name="P1" draw:layer="layout" svg:x1="4.513cm" svg:y1="12.707cm" svg:x2="7.508cm" svg:y2="11.677cm" draw:start-shape="id48" draw:start-glue-point="1" draw:end-shape="id1" draw:end-glue-point="13" svg:d="M4513 12707h1496v-1030h1499">
          <text:p/>
        </draw:connector>
        <draw:frame draw:style-name="gr15" draw:layer="layout" svg:width="18.981cm" svg:height="1.675cm" svg:x="1.508cm" svg:y="1.307cm">
          <draw:text-box>
            <text:p>Method Of Enabling A Human Powered Vehicle With Power Assist</text:p>
            <text:p text:style-name="P1">To Be Used As An Exercise Machine</text:p>
          </draw:text-box>
        </draw:frame>
        <draw:frame draw:style-name="gr15" draw:text-style-name="P10" draw:layer="layout" svg:width="1.895cm" svg:height="0.725cm" svg:x="18.653cm" svg:y="26.273cm">
          <draw:text-box>
            <text:p text:style-name="P10"><text:span text:style-name="T1">2/11/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Beck</meta:initial-creator>
    <meta:creation-date>2018-01-07T11:49:47.03</meta:creation-date>
    <dc:date>2018-02-11T18:12:18.30</dc:date>
    <dc:creator>Larry Beck</dc:creator>
    <meta:editing-duration>P35DT2H23M19S</meta:editing-duration>
    <meta:editing-cycles>35</meta:editing-cycles>
    <meta:generator>OpenOffice/4.1.5$Win32 OpenOffice.org_project/415m1$Build-9789</meta:generator>
    <meta:printed-by>Larry Beck</meta:printed-by>
    <meta:print-date>2018-02-04T18:47:39.25</meta:print-date>
    <meta:document-statistic meta:object-count="101"/>
  </office:meta>
</office:document-meta>
</file>